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8.54604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ágina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Estado</text:p>
          </table:table-cell>
          <table:table-cell table:style-name="ce2"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number-columns-spanned="2" table:number-rows-spanned="1" table:style-name="ce3">
            <text:p>M0</text:p>
          </table:table-cell>
          <table:covered-table-cell/>
          <table:table-cell office:value-type="string" table:style-name="ce2">
            <text:p>X</text:p>
          </table:table-cell>
          <table:table-cell office:value-type="string" table:style-name="ce2">
            <text:p>LX</text:p>
          </table:table-cell>
          <table:table-cell office:value-type="string" table:style-name="ce2">
            <text:p>RSTX</text:p>
          </table:table-cell>
          <table:table-cell office:value-type="string" table:number-columns-spanned="2" table:number-rows-spanned="1" table:style-name="ce3">
            <text:p>M1</text:p>
          </table:table-cell>
          <table:covered-table-cell/>
          <table:table-cell office:value-type="string" table:number-columns-spanned="2" table:number-rows-spanned="1" table:style-name="ce3">
            <text:p>M2</text:p>
          </table:table-cell>
          <table:covered-table-cell/>
          <table:table-cell office:value-type="string" table:style-name="ce2">
            <text:p>H</text:p>
          </table:table-cell>
          <table:table-cell office:value-type="string" table:style-name="ce2">
            <text:p>LS</text:p>
          </table:table-cell>
          <table:table-cell office:value-type="string" table:style-name="ce2">
            <text:p>LH</text:p>
          </table:table-cell>
          <table:table-cell office:value-type="string" table:style-name="ce2">
            <text:p>RSTH</text:p>
          </table:table-cell>
          <table:table-cell office:value-type="string" table:style-name="ce2">
            <text:p>PRONTO</text:p>
          </table:table-cell>
          <table:table-cell table:number-columns-repeated="16" table:style-name="ce2"/>
          <table:table-cell table:number-columns-repeated="16349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Recebe e salva o "x", calcula o x^2 e salva no R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" table:style-name="ce2"/>
          <table:table-cell table:number-columns-repeated="16349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Recebe o "A", calcula Ax^2 e o salva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" table:style-name="ce2"/>
          <table:table-cell table:number-columns-repeated="16349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Recebe "B", calcula Bx e o salva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" table:style-name="ce2"/>
          <table:table-cell table:number-columns-repeated="16349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Calcula Ax^2 + Bx e o salv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" table:style-name="ce2"/>
          <table:table-cell table:number-columns-repeated="16349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Recebe "C", calcula e salva Ax^2 + Bx + C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" table:style-name="ce2"/>
          <table:table-cell table:number-columns-repeated="16349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Finaliz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" table:style-name="ce2"/>
          <table:table-cell table:number-columns-repeated="16349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Carlos</dc:creator>
    <dc:date>2022-03-17T23:47:06Z</dc:date>
  </office:meta>
</office:document-meta>
</file>